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" style:family="paragraph" style:parent-style-name="Standard" style:list-style-name="WW8Num2">
      <style:paragraph-properties fo:line-height="150%"/>
    </style:style>
    <style:style style:name="P4" style:family="paragraph" style:parent-style-name="Standard" style:list-style-name="WW8Num1">
      <style:paragraph-properties fo:margin-left="0.656cm" fo:margin-right="0cm" fo:line-height="150%" fo:text-indent="0cm" style:auto-text-indent="false">
        <style:tab-stops>
          <style:tab-stop style:position="1.884cm"/>
        </style:tab-stops>
      </style:paragraph-properties>
    </style:style>
    <style:style style:name="P5" style:family="paragraph" style:parent-style-name="Standard" style:list-style-name="WW8Num3">
      <style:paragraph-properties fo:margin-left="0.656cm" fo:margin-right="0cm" fo:line-height="150%" fo:text-indent="0cm" style:auto-text-indent="false">
        <style:tab-stops>
          <style:tab-stop style:position="1.884cm"/>
        </style:tab-stops>
      </style:paragraph-properties>
    </style:style>
    <style:style style:name="P6" style:family="paragraph" style:parent-style-name="Standard" style:list-style-name="WW8Num3">
      <style:paragraph-properties fo:margin-left="0.656cm" fo:margin-right="0cm" fo:line-height="150%" fo:text-indent="0cm" style:auto-text-indent="false">
        <style:tab-stops>
          <style:tab-stop style:position="1.884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ERCIZIO (funzione SE,funzioni db):</text:h>
      <text:p text:style-name="P2"/>
      <text:list text:style-name="WW8Num2">
        <text:list-item>
          <text:p text:style-name="P3"><text:span text:style-name="T1">Aprire</text:span><text:span text:style-name="T2"> il file </text:span><text:span text:style-name="T3">prodotti</text:span><text:span text:style-name="T2"> nella cartella di rete.</text:span></text:p>
        </text:list-item>
      </text:list>
      <text:p text:style-name="P2"/>
      <text:list text:style-name="WW8Num2" text:continue-numbering="true">
        <text:list-item>
          <text:p text:style-name="P3"><text:span text:style-name="T2">Si vogliono </text:span><text:span text:style-name="T1">applicare</text:span><text:span text:style-name="T2"> degli sconti ai prezzi di vendita in modo che:</text:span></text:p>
        </text:list-item>
      </text:list>
      <text:list text:style-name="WW8Num1">
        <text:list-item>
          <text:p text:style-name="P4"><text:span text:style-name="T2">Se la offerta è sì, il prezzo sia scontato del 10%;</text:span></text:p>
        </text:list-item>
        <text:list-item>
          <text:p text:style-name="P4"><text:span text:style-name="T2">Se la offerta è no il prezzo deve restare inalterato.</text:span></text:p>
        </text:list-item>
      </text:list>
      <text:p text:style-name="P2"/>
      <text:list text:style-name="WW8Num2" text:continue-numbering="true">
        <text:list-item>
          <text:p text:style-name="P3"><text:span text:style-name="T2">Nella colonna E </text:span><text:span text:style-name="T1">inserire</text:span><text:span text:style-name="T2"> una funzione in modo che:</text:span></text:p>
        </text:list-item>
      </text:list>
      <text:list text:style-name="WW8Num3">
        <text:list-item>
          <text:p text:style-name="P5"><text:span text:style-name="T2">Se il prezzo di vendita è più basso di € 3.000,00 la categoria è BASSA;</text:span></text:p>
        </text:list-item>
        <text:list-item>
          <text:p text:style-name="P6">Se il prezzo di vendita è compreso tra € 3.000,00 e 6.000,00 la categoria è MEDIA;</text:p>
        </text:list-item>
        <text:list-item>
          <text:p text:style-name="P6">Se il prezzo di vendita è più alto di € 6.000,00 la categoria è ALTA.</text:p>
        </text:list-item>
      </text:list>
      <text:p text:style-name="P2"/>
      <text:list text:style-name="WW8Num2" text:continue-numbering="true">
        <text:list-item>
          <text:p text:style-name="P3"><text:span text:style-name="T1">Ordinare</text:span><text:span text:style-name="T2"> i prodotti in base al nome.</text:span></text:p>
        </text:list-item>
      </text:list>
      <text:p text:style-name="P2"/>
      <text:list text:style-name="WW8Num2" text:continue-numbering="true">
        <text:list-item>
          <text:p text:style-name="P3"><text:span text:style-name="T1">Utilizzare</text:span><text:span text:style-name="T2"> una funzione database per avere il conteggio dei prodotti con prezzo scontato compreso tra 3.000 e 6.00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0:</dc:title>
    <meta:initial-creator>caresia.marco</meta:initial-creator>
    <meta:creation-date>2006-07-12T23:25:00</meta:creation-date>
    <dc:creator>Marco</dc:creator>
    <dc:date>2006-07-12T23:25:00</dc:date>
    <meta:print-date>2005-02-18T20:50:00</meta:print-date>
    <dc:language>it-IT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23" meta:character-count="679"/>
  </office:meta>
</office:document-meta>
</file>